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fo:min-height="3.506cm"/>
    </style:style>
    <style:style style:name="pr2" style:family="presentation" style:parent-style-name="Domyślnie-subtitle">
      <style:graphic-properties draw:fill-color="#ffffff" fo:min-height="12.893cm"/>
    </style:style>
    <style:style style:name="pr3" style:family="presentation" style:parent-style-name="Domyślnie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layer="layout" svg:width="25.199cm" svg:height="3.506cm" svg:x="1.4cm" svg:y="0.837cm" presentation:class="title">
          <draw:text-box>
            <text:p>What’s new in Php7</text:p>
          </draw:text-box>
        </draw:frame>
        <draw:frame presentation:style-name="pr2" draw:text-style-name="P1" draw:layer="layout" svg:width="29.401cm" svg:height="12.893cm" svg:x="26.599cm" svg:y="4.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1T23:02:48.263549643</meta:creation-date>
    <dc:date>2017-01-31T23:05:31.707593402</dc:date>
    <meta:editing-duration>PT2M45S</meta:editing-duration>
    <meta:editing-cycles>1</meta:editing-cycles>
    <meta:document-statistic meta:object-count="25"/>
    <meta:generator>LibreOffice/5.2.2.2$Linux_X86_64 LibreOffice_project/20m0$Build-2</meta:generator>
  </office:meta>
</office:document-meta>
</file>